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Titre2" style:family="paragraph">
      <style:paragraph-properties fo:text-align="justify"/>
    </style:style>
    <style:style style:name="TableColumn7" style:family="table-column">
      <style:table-column-properties style:column-width="0.6944in"/>
    </style:style>
    <style:style style:name="TableColumn8" style:family="table-column">
      <style:table-column-properties style:column-width="0.7048in"/>
    </style:style>
    <style:style style:name="TableColumn9" style:family="table-column">
      <style:table-column-properties style:column-width="0.7048in"/>
    </style:style>
    <style:style style:name="TableColumn10" style:family="table-column">
      <style:table-column-properties style:column-width="0.7048in"/>
    </style:style>
    <style:style style:name="TableColumn11" style:family="table-column">
      <style:table-column-properties style:column-width="0.7048in"/>
    </style:style>
    <style:style style:name="TableColumn12" style:family="table-column">
      <style:table-column-properties style:column-width="0.7048in"/>
    </style:style>
    <style:style style:name="TableColumn13" style:family="table-column">
      <style:table-column-properties style:column-width="0.7048in"/>
    </style:style>
    <style:style style:name="TableColumn14" style:family="table-column">
      <style:table-column-properties style:column-width="0.6638in"/>
    </style:style>
    <style:style style:name="TableColumn15" style:family="table-column">
      <style:table-column-properties style:column-width="0.7055in"/>
    </style:style>
    <style:style style:name="Table6" style:family="table">
      <style:table-properties style:width="6.293in" style:rel-width="100%" fo:margin-left="0in" table:align="left"/>
    </style:style>
    <style:style style:name="TableRow16" style:family="table-row">
      <style:table-row-properties style:min-row-height="0.7875in" fo:keep-together="always"/>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md-end-block" style:family="paragraph">
      <style:paragraph-properties fo:text-align="center" fo:margin-top="0.1333in" fo:margin-bottom="0.1333in"/>
      <style:text-properties style:font-name="Calibri" style:font-name-complex="Calibri" fo:font-size="9pt" style:font-size-asian="9pt" style:font-size-complex="9pt"/>
    </style:style>
    <style:style style:name="TableCell19" style:family="table-cell">
      <style:table-cell-properties fo:border="0.0069in solid #000000" style:glyph-orientation-vertical="0" fo:padding-top="0in" fo:padding-left="0.075in" fo:padding-bottom="0in" fo:padding-right="0.075in"/>
    </style:style>
    <style:style style:name="P20" style:parent-style-name="md-end-block" style:family="paragraph">
      <style:paragraph-properties fo:margin-top="0.1333in" fo:margin-bottom="0.1333in" fo:margin-left="0.0784in" fo:margin-right="0.0784in">
        <style:tab-stops/>
      </style:paragraph-properties>
    </style:style>
    <style:style style:name="T21" style:parent-style-name="md-plain" style:family="text">
      <style:text-properties style:font-name="Calibri" style:font-name-complex="Calibri" fo:color="#333333" fo:font-size="9pt" style:font-size-asian="9pt" style:font-size-complex="9pt"/>
    </style:style>
    <style:style style:name="TableCell22" style:family="table-cell">
      <style:table-cell-properties fo:border="0.0069in solid #000000" style:glyph-orientation-vertical="0" fo:padding-top="0in" fo:padding-left="0.075in" fo:padding-bottom="0in" fo:padding-right="0.075in"/>
    </style:style>
    <style:style style:name="P23" style:parent-style-name="md-end-block" style:family="paragraph">
      <style:paragraph-properties fo:margin-top="0.1333in" fo:margin-bottom="0.1333in" fo:margin-left="0.0784in" fo:margin-right="0.0784in">
        <style:tab-stops/>
      </style:paragraph-properties>
    </style:style>
    <style:style style:name="T24" style:parent-style-name="md-plain" style:family="text">
      <style:text-properties style:font-name="Calibri" style:font-name-complex="Calibri" fo:color="#333333" fo:font-size="9pt" style:font-size-asian="9pt" style:font-size-complex="9pt"/>
    </style:style>
    <style:style style:name="TableCell25" style:family="table-cell">
      <style:table-cell-properties fo:border="0.0069in solid #000000" style:glyph-orientation-vertical="0" style:vertical-align="middle" fo:padding-top="0in" fo:padding-left="0.075in" fo:padding-bottom="0in" fo:padding-right="0.075in"/>
    </style:style>
    <style:style style:name="P26" style:parent-style-name="md-end-block" style:family="paragraph">
      <style:paragraph-properties fo:text-align="center" fo:margin-top="0.1333in" fo:margin-bottom="0.1333in" fo:margin-left="0.0784in" fo:margin-right="0.0784in">
        <style:tab-stops/>
      </style:paragraph-properties>
    </style:style>
    <style:style style:name="T27" style:parent-style-name="Policepardéfaut" style:family="text">
      <style:text-properties style:font-name="Calibri" style:font-name-complex="Calibri" fo:font-size="9pt" style:font-size-asian="9pt" style:font-size-complex="9pt"/>
    </style:style>
    <style:style style:name="TableCell28" style:family="table-cell">
      <style:table-cell-properties fo:border="0.0069in solid #000000" style:glyph-orientation-vertical="0" fo:padding-top="0in" fo:padding-left="0.075in" fo:padding-bottom="0in" fo:padding-right="0.075in"/>
    </style:style>
    <style:style style:name="P29" style:parent-style-name="md-end-block" style:family="paragraph">
      <style:paragraph-properties fo:margin-top="0.1333in" fo:margin-bottom="0.1333in" fo:margin-left="0.0784in" fo:margin-right="0.0784in">
        <style:tab-stops/>
      </style:paragraph-properties>
    </style:style>
    <style:style style:name="T30" style:parent-style-name="Policepardéfaut" style:family="text">
      <style:text-properties style:font-name="Calibri" style:font-name-complex="Calibri" fo:font-size="9pt" style:font-size-asian="9pt" style:font-size-complex="9pt"/>
    </style:style>
    <style:style style:name="TableCell31" style:family="table-cell">
      <style:table-cell-properties fo:border="0.0069in solid #000000" style:glyph-orientation-vertical="0" fo:padding-top="0in" fo:padding-left="0.075in" fo:padding-bottom="0in" fo:padding-right="0.075in"/>
    </style:style>
    <style:style style:name="P32" style:parent-style-name="md-end-block" style:family="paragraph">
      <style:paragraph-properties fo:margin-top="0.1333in" fo:margin-bottom="0.1333in" fo:margin-left="0.0784in" fo:margin-right="0.0784in">
        <style:tab-stops/>
      </style:paragraph-properties>
    </style:style>
    <style:style style:name="T33" style:parent-style-name="Policepardéfaut" style:family="text">
      <style:text-properties style:font-name="Calibri" style:font-name-complex="Calibri" fo:font-size="9pt" style:font-size-asian="9pt" style:font-size-complex="9pt"/>
    </style:style>
    <style:style style:name="T34" style:parent-style-name="Policepardéfaut" style:family="text">
      <style:text-properties style:font-name="Calibri" style:font-name-complex="Calibri" fo:font-size="9pt" style:font-size-asian="9pt" style:font-size-complex="9pt"/>
    </style:style>
    <style:style style:name="TableCell35" style:family="table-cell">
      <style:table-cell-properties fo:border="0.0069in solid #000000" style:glyph-orientation-vertical="0" fo:padding-top="0in" fo:padding-left="0.075in" fo:padding-bottom="0in" fo:padding-right="0.075in"/>
    </style:style>
    <style:style style:name="P36" style:parent-style-name="md-end-block" style:family="paragraph">
      <style:paragraph-properties fo:margin-top="0.1333in" fo:margin-bottom="0.1333in" fo:margin-left="0.0784in" fo:margin-right="0.0784in">
        <style:tab-stops/>
      </style:paragraph-properties>
    </style:style>
    <style:style style:name="T37" style:parent-style-name="Policepardéfaut" style:family="text">
      <style:text-properties style:font-name="Calibri" style:font-name-complex="Calibri" fo:font-size="9pt" style:font-size-asian="9pt" style:font-size-complex="9pt"/>
    </style:style>
    <style:style style:name="TableCell38" style:family="table-cell">
      <style:table-cell-properties fo:border="0.0069in solid #000000" style:glyph-orientation-vertical="0" fo:padding-top="0in" fo:padding-left="0.075in" fo:padding-bottom="0in" fo:padding-right="0.075in"/>
    </style:style>
    <style:style style:name="P39" style:parent-style-name="md-end-block" style:family="paragraph">
      <style:paragraph-properties fo:margin-top="0.1333in" fo:margin-bottom="0.1333in" fo:margin-left="0.0784in" fo:margin-right="0.0784in">
        <style:tab-stops/>
      </style:paragraph-properties>
    </style:style>
    <style:style style:name="T40" style:parent-style-name="Policepardéfaut" style:family="text">
      <style:text-properties style:font-name="Calibri" style:font-name-complex="Calibri" fo:font-size="9pt" style:font-size-asian="9pt" style:font-size-complex="9pt"/>
    </style:style>
    <style:style style:name="TableCell41" style:family="table-cell">
      <style:table-cell-properties fo:border="0.0069in solid #000000" style:glyph-orientation-vertical="0" fo:padding-top="0in" fo:padding-left="0.075in" fo:padding-bottom="0in" fo:padding-right="0.075in"/>
    </style:style>
    <style:style style:name="P42" style:parent-style-name="md-end-block" style:family="paragraph">
      <style:paragraph-properties fo:margin-top="0.1333in" fo:margin-bottom="0.1333in" fo:margin-left="0.0784in" fo:margin-right="0.0784in">
        <style:tab-stops/>
      </style:paragraph-properties>
    </style:style>
    <style:style style:name="T43" style:parent-style-name="Policepardéfaut" style:family="text">
      <style:text-properties style:font-name="Calibri" style:font-name-complex="Calibri" fo:font-size="9pt" style:font-size-asian="9pt" style:font-size-complex="9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md-end-block" style:family="paragraph">
      <style:paragraph-properties fo:margin-top="0.1333in" fo:margin-bottom="0.1333in"/>
    </style:style>
    <style:style style:name="T47" style:parent-style-name="md-plain" style:family="text">
      <style:text-properties style:font-name="Calibri" style:font-name-complex="Calibri" fo:color="#333333" fo:font-size="9pt" style:font-size-asian="9pt" style:font-size-complex="9pt"/>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md-end-block" style:family="paragraph">
      <style:paragraph-properties fo:text-align="center" fo:margin-top="0.1333in" fo:margin-bottom="0.1333in"/>
    </style:style>
    <style:style style:name="T50" style:parent-style-name="md-plain" style:family="text">
      <style:text-properties style:font-name="Calibri" style:font-name-complex="Calibri" fo:color="#333333" fo:font-size="9pt" style:font-size-asian="9pt" style:font-size-complex="9pt"/>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md-end-block" style:family="paragraph">
      <style:paragraph-properties fo:text-align="center" fo:margin-top="0.1333in" fo:margin-bottom="0.1333in"/>
    </style:style>
    <style:style style:name="T53" style:parent-style-name="md-plain" style:family="text">
      <style:text-properties style:font-name="Calibri" style:font-name-complex="Calibri" fo:color="#333333" fo:font-size="9pt" style:font-size-asian="9pt" style:font-size-complex="9pt"/>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md-end-block" style:family="paragraph">
      <style:paragraph-properties fo:text-align="center" fo:margin-top="0.1333in" fo:margin-bottom="0.1333in"/>
    </style:style>
    <style:style style:name="T56" style:parent-style-name="md-plain" style:family="text">
      <style:text-properties style:font-name="Calibri" style:font-name-complex="Calibri" fo:color="#333333" fo:font-size="9pt" style:font-size-asian="9pt" style:font-size-complex="9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md-end-block" style:family="paragraph">
      <style:paragraph-properties fo:text-align="center" fo:margin-top="0.1333in" fo:margin-bottom="0.1333in"/>
    </style:style>
    <style:style style:name="T59" style:parent-style-name="md-plain" style:family="text">
      <style:text-properties style:font-name="Calibri" style:font-name-complex="Calibri" fo:color="#333333" fo:font-size="9pt" style:font-size-asian="9pt" style:font-size-complex="9pt"/>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md-end-block" style:family="paragraph">
      <style:paragraph-properties fo:text-align="center" fo:margin-top="0.1333in" fo:margin-bottom="0.1333in"/>
    </style:style>
    <style:style style:name="T62" style:parent-style-name="md-plain" style:family="text">
      <style:text-properties style:font-name="Calibri" style:font-name-complex="Calibri" fo:color="#333333" fo:font-size="9pt" style:font-size-asian="9pt" style:font-size-complex="9pt"/>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md-end-block" style:family="paragraph">
      <style:paragraph-properties fo:text-align="center" fo:margin-top="0.1333in" fo:margin-bottom="0.1333in"/>
    </style:style>
    <style:style style:name="T65" style:parent-style-name="md-plain" style:family="text">
      <style:text-properties style:font-name="Calibri" style:font-name-complex="Calibri" fo:color="#333333" fo:font-size="9pt" style:font-size-asian="9pt" style:font-size-complex="9pt"/>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md-end-block" style:family="paragraph">
      <style:paragraph-properties fo:text-align="center" fo:margin-top="0.1333in" fo:margin-bottom="0.1333in"/>
    </style:style>
    <style:style style:name="T68" style:parent-style-name="md-plain" style:family="text">
      <style:text-properties style:font-name="Calibri" style:font-name-complex="Calibri" fo:color="#333333" fo:font-size="9pt" style:font-size-asian="9pt" style:font-size-complex="9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md-end-block" style:family="paragraph">
      <style:paragraph-properties fo:text-align="center" fo:margin-top="0.1333in" fo:margin-bottom="0.1333in"/>
    </style:style>
    <style:style style:name="T71" style:parent-style-name="md-plain" style:family="text">
      <style:text-properties style:font-name="Calibri" style:font-name-complex="Calibri" fo:color="#333333" fo:font-size="9pt" style:font-size-asian="9pt" style:font-size-complex="9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md-end-block" style:family="paragraph">
      <style:paragraph-properties fo:margin-top="0.1333in" fo:margin-bottom="0.1333in"/>
    </style:style>
    <style:style style:name="T75" style:parent-style-name="md-plain" style:family="text">
      <style:text-properties style:font-name="Calibri" style:font-name-complex="Calibri" fo:color="#333333" fo:font-size="9pt" style:font-size-asian="9pt" style:font-size-complex="9pt"/>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md-end-block" style:family="paragraph">
      <style:paragraph-properties fo:text-align="center" fo:margin-top="0.1333in" fo:margin-bottom="0.1333in"/>
    </style:style>
    <style:style style:name="T78" style:parent-style-name="md-plain" style:family="text">
      <style:text-properties style:font-name="Calibri" style:font-name-complex="Calibri" fo:color="#333333" fo:font-size="9pt" style:font-size-asian="9pt" style:font-size-complex="9pt"/>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md-end-block" style:family="paragraph">
      <style:paragraph-properties fo:text-align="center" fo:margin-top="0.1333in" fo:margin-bottom="0.1333in"/>
    </style:style>
    <style:style style:name="T81" style:parent-style-name="md-plain" style:family="text">
      <style:text-properties style:font-name="Calibri" style:font-name-complex="Calibri" fo:color="#333333" fo:font-size="9pt" style:font-size-asian="9pt" style:font-size-complex="9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md-end-block" style:family="paragraph">
      <style:paragraph-properties fo:text-align="center" fo:margin-top="0.1333in" fo:margin-bottom="0.1333in"/>
    </style:style>
    <style:style style:name="T84" style:parent-style-name="md-plain" style:family="text">
      <style:text-properties style:font-name="Calibri" style:font-name-complex="Calibri" fo:color="#333333" fo:font-size="9pt" style:font-size-asian="9pt" style:font-size-complex="9pt"/>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md-end-block" style:family="paragraph">
      <style:paragraph-properties fo:text-align="center" fo:margin-top="0.1333in" fo:margin-bottom="0.1333in"/>
    </style:style>
    <style:style style:name="T87" style:parent-style-name="md-plain" style:family="text">
      <style:text-properties style:font-name="Calibri" style:font-name-complex="Calibri" fo:color="#333333" fo:font-size="9pt" style:font-size-asian="9pt" style:font-size-complex="9pt"/>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md-end-block" style:family="paragraph">
      <style:paragraph-properties fo:text-align="center" fo:margin-top="0.1333in" fo:margin-bottom="0.1333in"/>
    </style:style>
    <style:style style:name="T90" style:parent-style-name="md-plain" style:family="text">
      <style:text-properties style:font-name="Calibri" style:font-name-complex="Calibri" fo:color="#333333" fo:font-size="9pt" style:font-size-asian="9pt" style:font-size-complex="9pt"/>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md-end-block" style:family="paragraph">
      <style:paragraph-properties fo:text-align="center" fo:margin-top="0.1333in" fo:margin-bottom="0.1333in"/>
    </style:style>
    <style:style style:name="T93" style:parent-style-name="md-plain" style:family="text">
      <style:text-properties style:font-name="Calibri" style:font-name-complex="Calibri" fo:color="#333333" fo:font-size="9pt" style:font-size-asian="9pt" style:font-size-complex="9pt"/>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md-end-block" style:family="paragraph">
      <style:paragraph-properties fo:text-align="center" fo:margin-top="0.1333in" fo:margin-bottom="0.1333in"/>
    </style:style>
    <style:style style:name="T96" style:parent-style-name="md-plain" style:family="text">
      <style:text-properties style:font-name="Calibri" style:font-name-complex="Calibri" fo:color="#333333" fo:font-size="9pt" style:font-size-asian="9pt" style:font-size-complex="9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md-end-block" style:family="paragraph">
      <style:paragraph-properties fo:text-align="center" fo:margin-top="0.1333in" fo:margin-bottom="0.1333in"/>
    </style:style>
    <style:style style:name="T99" style:parent-style-name="md-plain" style:family="text">
      <style:text-properties style:font-name="Calibri" style:font-name-complex="Calibri" fo:color="#333333" fo:font-size="9pt" style:font-size-asian="9pt" style:font-size-complex="9p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md-end-block" style:family="paragraph">
      <style:paragraph-properties fo:margin-top="0.1333in" fo:margin-bottom="0.1333in"/>
    </style:style>
    <style:style style:name="T103" style:parent-style-name="md-plain" style:family="text">
      <style:text-properties style:font-name="Calibri" style:font-name-complex="Calibri" fo:color="#333333" fo:font-size="9pt" style:font-size-asian="9pt" style:font-size-complex="9pt"/>
    </style:style>
    <style:style style:name="T104" style:parent-style-name="md-plain" style:family="text">
      <style:text-properties style:font-name="Calibri" style:font-name-complex="Calibri" fo:color="#333333" fo:font-size="9pt" style:font-size-asian="9pt" style:font-size-complex="9pt"/>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md-end-block" style:family="paragraph">
      <style:paragraph-properties fo:text-align="center" fo:margin-top="0.1333in" fo:margin-bottom="0.1333in"/>
    </style:style>
    <style:style style:name="T107" style:parent-style-name="md-plain" style:family="text">
      <style:text-properties style:font-name="Calibri" style:font-name-complex="Calibri" fo:color="#333333" fo:font-size="9pt" style:font-size-asian="9pt" style:font-size-complex="9pt"/>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md-end-block" style:family="paragraph">
      <style:paragraph-properties fo:text-align="center" fo:margin-top="0.1333in" fo:margin-bottom="0.1333in"/>
    </style:style>
    <style:style style:name="T110" style:parent-style-name="md-plain" style:family="text">
      <style:text-properties style:font-name="Calibri" style:font-name-complex="Calibri" fo:color="#333333" fo:font-size="9pt" style:font-size-asian="9pt" style:font-size-complex="9pt"/>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md-end-block" style:family="paragraph">
      <style:paragraph-properties fo:text-align="center" fo:margin-top="0.1333in" fo:margin-bottom="0.1333in"/>
    </style:style>
    <style:style style:name="T113" style:parent-style-name="md-plain" style:family="text">
      <style:text-properties style:font-name="Calibri" style:font-name-complex="Calibri" fo:color="#333333" fo:font-size="9pt" style:font-size-asian="9pt" style:font-size-complex="9pt"/>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md-end-block" style:family="paragraph">
      <style:paragraph-properties fo:text-align="center" fo:margin-top="0.1333in" fo:margin-bottom="0.1333in"/>
    </style:style>
    <style:style style:name="T116" style:parent-style-name="md-plain" style:family="text">
      <style:text-properties style:font-name="Calibri" style:font-name-complex="Calibri" fo:color="#333333" fo:font-size="9pt" style:font-size-asian="9pt" style:font-size-complex="9pt"/>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md-end-block" style:family="paragraph">
      <style:paragraph-properties fo:text-align="center" fo:margin-top="0.1333in" fo:margin-bottom="0.1333in"/>
    </style:style>
    <style:style style:name="T119" style:parent-style-name="md-plain" style:family="text">
      <style:text-properties style:font-name="Calibri" style:font-name-complex="Calibri" fo:color="#333333" fo:font-size="9pt" style:font-size-asian="9pt" style:font-size-complex="9pt"/>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md-end-block" style:family="paragraph">
      <style:paragraph-properties fo:text-align="center" fo:margin-top="0.1333in" fo:margin-bottom="0.1333in"/>
    </style:style>
    <style:style style:name="T122" style:parent-style-name="md-plain" style:family="text">
      <style:text-properties style:font-name="Calibri" style:font-name-complex="Calibri" fo:color="#333333" fo:font-size="9pt" style:font-size-asian="9pt" style:font-size-complex="9pt"/>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md-end-block" style:family="paragraph">
      <style:paragraph-properties fo:text-align="center" fo:margin-top="0.1333in" fo:margin-bottom="0.1333in"/>
    </style:style>
    <style:style style:name="T125" style:parent-style-name="md-plain" style:family="text">
      <style:text-properties style:font-name="Calibri" style:font-name-complex="Calibri" fo:color="#333333" fo:font-size="9pt" style:font-size-asian="9pt" style:font-size-complex="9pt"/>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md-end-block" style:family="paragraph">
      <style:paragraph-properties fo:text-align="center" fo:margin-top="0.1333in" fo:margin-bottom="0.1333in"/>
    </style:style>
    <style:style style:name="T128" style:parent-style-name="md-plain" style:family="text">
      <style:text-properties style:font-name="Calibri" style:font-name-complex="Calibri" fo:color="#333333" fo:font-size="9pt" style:font-size-asian="9pt" style:font-size-complex="9p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md-end-block" style:family="paragraph">
      <style:paragraph-properties fo:margin-top="0.1333in" fo:margin-bottom="0.1333in"/>
    </style:style>
    <style:style style:name="T132" style:parent-style-name="md-plain" style:family="text">
      <style:text-properties style:font-name="Calibri" style:font-name-complex="Calibri" fo:color="#333333" fo:font-size="9pt" style:font-size-asian="9pt" style:font-size-complex="9pt"/>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md-end-block" style:family="paragraph">
      <style:paragraph-properties fo:text-align="center" fo:margin-top="0.1333in" fo:margin-bottom="0.1333in"/>
    </style:style>
    <style:style style:name="T135" style:parent-style-name="md-plain" style:family="text">
      <style:text-properties style:font-name="Calibri" style:font-name-complex="Calibri" fo:color="#333333" fo:font-size="9pt" style:font-size-asian="9pt" style:font-size-complex="9pt"/>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md-end-block" style:family="paragraph">
      <style:paragraph-properties fo:text-align="center" fo:margin-top="0.1333in" fo:margin-bottom="0.1333in"/>
    </style:style>
    <style:style style:name="T138" style:parent-style-name="md-plain" style:family="text">
      <style:text-properties style:font-name="Calibri" style:font-name-complex="Calibri" fo:color="#333333" fo:font-size="9pt" style:font-size-asian="9pt" style:font-size-complex="9pt"/>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md-end-block" style:family="paragraph">
      <style:paragraph-properties fo:text-align="center" fo:margin-top="0.1333in" fo:margin-bottom="0.1333in"/>
    </style:style>
    <style:style style:name="T141" style:parent-style-name="md-plain" style:family="text">
      <style:text-properties style:font-name="Calibri" style:font-name-complex="Calibri" fo:color="#333333" fo:font-size="9pt" style:font-size-asian="9pt" style:font-size-complex="9pt"/>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md-end-block" style:family="paragraph">
      <style:paragraph-properties fo:text-align="center" fo:margin-top="0.1333in" fo:margin-bottom="0.1333in"/>
    </style:style>
    <style:style style:name="T144" style:parent-style-name="md-plain" style:family="text">
      <style:text-properties style:font-name="Calibri" style:font-name-complex="Calibri" fo:color="#333333" fo:font-size="9pt" style:font-size-asian="9pt" style:font-size-complex="9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md-end-block" style:family="paragraph">
      <style:paragraph-properties fo:text-align="center" fo:margin-top="0.1333in" fo:margin-bottom="0.1333in"/>
    </style:style>
    <style:style style:name="T147" style:parent-style-name="md-plain" style:family="text">
      <style:text-properties style:font-name="Calibri" style:font-name-complex="Calibri" fo:color="#333333" fo:font-size="9pt" style:font-size-asian="9pt" style:font-size-complex="9pt"/>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md-end-block" style:family="paragraph">
      <style:paragraph-properties fo:text-align="center" fo:margin-top="0.1333in" fo:margin-bottom="0.1333in"/>
    </style:style>
    <style:style style:name="T150" style:parent-style-name="md-plain" style:family="text">
      <style:text-properties style:font-name="Calibri" style:font-name-complex="Calibri" fo:color="#333333" fo:font-size="9pt" style:font-size-asian="9pt" style:font-size-complex="9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md-end-block" style:family="paragraph">
      <style:paragraph-properties fo:text-align="center" fo:margin-top="0.1333in" fo:margin-bottom="0.1333in"/>
    </style:style>
    <style:style style:name="T153" style:parent-style-name="md-plain" style:family="text">
      <style:text-properties style:font-name="Calibri" style:font-name-complex="Calibri" fo:color="#333333" fo:font-size="9pt" style:font-size-asian="9pt" style:font-size-complex="9pt"/>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md-end-block" style:family="paragraph">
      <style:paragraph-properties fo:text-align="center" fo:margin-top="0.1333in" fo:margin-bottom="0.1333in"/>
    </style:style>
    <style:style style:name="T156" style:parent-style-name="md-plain" style:family="text">
      <style:text-properties style:font-name="Calibri" style:font-name-complex="Calibri" fo:color="#333333" fo:font-size="9pt" style:font-size-asian="9pt" style:font-size-complex="9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md-end-block" style:family="paragraph">
      <style:paragraph-properties fo:margin-top="0.1333in" fo:margin-bottom="0.1333in"/>
    </style:style>
    <style:style style:name="T160" style:parent-style-name="md-plain" style:family="text">
      <style:text-properties style:font-name="Calibri" style:font-name-complex="Calibri" fo:color="#333333" fo:font-size="9pt" style:font-size-asian="9pt" style:font-size-complex="9pt"/>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md-end-block" style:family="paragraph">
      <style:paragraph-properties fo:text-align="center" fo:margin-top="0.1333in" fo:margin-bottom="0.1333in"/>
    </style:style>
    <style:style style:name="T163" style:parent-style-name="md-plain" style:family="text">
      <style:text-properties style:font-name="Calibri" style:font-name-complex="Calibri" fo:color="#333333" fo:font-size="9pt" style:font-size-asian="9pt" style:font-size-complex="9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md-end-block" style:family="paragraph">
      <style:paragraph-properties fo:text-align="center" fo:margin-top="0.1333in" fo:margin-bottom="0.1333in"/>
    </style:style>
    <style:style style:name="T166" style:parent-style-name="md-plain" style:family="text">
      <style:text-properties style:font-name="Calibri" style:font-name-complex="Calibri" fo:color="#333333" fo:font-size="9pt" style:font-size-asian="9pt" style:font-size-complex="9pt"/>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md-end-block" style:family="paragraph">
      <style:paragraph-properties fo:text-align="center" fo:margin-top="0.1333in" fo:margin-bottom="0.1333in"/>
    </style:style>
    <style:style style:name="T169" style:parent-style-name="md-plain" style:family="text">
      <style:text-properties style:font-name="Calibri" style:font-name-complex="Calibri" fo:color="#333333" fo:font-size="9pt" style:font-size-asian="9pt" style:font-size-complex="9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md-end-block" style:family="paragraph">
      <style:paragraph-properties fo:text-align="center" fo:margin-top="0.1333in" fo:margin-bottom="0.1333in"/>
    </style:style>
    <style:style style:name="T172" style:parent-style-name="md-plain" style:family="text">
      <style:text-properties style:font-name="Calibri" style:font-name-complex="Calibri" fo:color="#333333" fo:font-size="9pt" style:font-size-asian="9pt" style:font-size-complex="9pt"/>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md-end-block" style:family="paragraph">
      <style:paragraph-properties fo:text-align="center" fo:margin-top="0.1333in" fo:margin-bottom="0.1333in"/>
    </style:style>
    <style:style style:name="T175" style:parent-style-name="md-plain" style:family="text">
      <style:text-properties style:font-name="Calibri" style:font-name-complex="Calibri" fo:color="#333333" fo:font-size="9pt" style:font-size-asian="9pt" style:font-size-complex="9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md-end-block" style:family="paragraph">
      <style:paragraph-properties fo:text-align="center" fo:margin-top="0.1333in" fo:margin-bottom="0.1333in"/>
    </style:style>
    <style:style style:name="T178" style:parent-style-name="md-plain" style:family="text">
      <style:text-properties style:font-name="Calibri" style:font-name-complex="Calibri" fo:color="#333333" fo:font-size="9pt" style:font-size-asian="9pt" style:font-size-complex="9pt"/>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md-end-block" style:family="paragraph">
      <style:paragraph-properties fo:text-align="center" fo:margin-top="0.1333in" fo:margin-bottom="0.1333in"/>
    </style:style>
    <style:style style:name="T181" style:parent-style-name="md-plain" style:family="text">
      <style:text-properties style:font-name="Calibri" style:font-name-complex="Calibri" fo:color="#333333" fo:font-size="9pt" style:font-size-asian="9pt" style:font-size-complex="9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md-end-block" style:family="paragraph">
      <style:paragraph-properties fo:text-align="center" fo:margin-top="0.1333in" fo:margin-bottom="0.1333in"/>
    </style:style>
    <style:style style:name="T184" style:parent-style-name="md-plain" style:family="text">
      <style:text-properties style:font-name="Calibri" style:font-name-complex="Calibri" fo:color="#333333" fo:font-size="9pt" style:font-size-asian="9pt" style:font-size-complex="9pt"/>
    </style:style>
    <style:style style:name="P185" style:parent-style-name="Normal" style:family="paragraph">
      <style:paragraph-properties fo:break-before="page"/>
    </style:style>
    <style:style style:name="TableColumn187" style:family="table-column">
      <style:table-column-properties style:column-width="0.6944in"/>
    </style:style>
    <style:style style:name="TableColumn188" style:family="table-column">
      <style:table-column-properties style:column-width="0.7048in"/>
    </style:style>
    <style:style style:name="TableColumn189" style:family="table-column">
      <style:table-column-properties style:column-width="0.7048in"/>
    </style:style>
    <style:style style:name="TableColumn190" style:family="table-column">
      <style:table-column-properties style:column-width="0.7048in"/>
    </style:style>
    <style:style style:name="TableColumn191" style:family="table-column">
      <style:table-column-properties style:column-width="0.7048in"/>
    </style:style>
    <style:style style:name="TableColumn192" style:family="table-column">
      <style:table-column-properties style:column-width="0.7048in"/>
    </style:style>
    <style:style style:name="TableColumn193" style:family="table-column">
      <style:table-column-properties style:column-width="0.7048in"/>
    </style:style>
    <style:style style:name="TableColumn194" style:family="table-column">
      <style:table-column-properties style:column-width="0.6638in"/>
    </style:style>
    <style:style style:name="TableColumn195" style:family="table-column">
      <style:table-column-properties style:column-width="0.7055in"/>
    </style:style>
    <style:style style:name="Table186" style:family="table">
      <style:table-properties style:width="6.293in" style:rel-width="100%" fo:margin-left="0in" table:align="left"/>
    </style:style>
    <style:style style:name="TableRow196" style:family="table-row">
      <style:table-row-properties style:min-row-height="0.7875in" fo:keep-together="always"/>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md-end-block" style:family="paragraph">
      <style:paragraph-properties fo:text-align="center" fo:margin-top="0.1333in" fo:margin-bottom="0.1333in"/>
      <style:text-properties style:font-name="Calibri" style:font-name-complex="Calibri" fo:font-size="9pt" style:font-size-asian="9pt" style:font-size-complex="9pt"/>
    </style:style>
    <style:style style:name="TableCell199" style:family="table-cell">
      <style:table-cell-properties fo:border="0.0069in solid #000000" style:glyph-orientation-vertical="0" fo:padding-top="0in" fo:padding-left="0.075in" fo:padding-bottom="0in" fo:padding-right="0.075in"/>
    </style:style>
    <style:style style:name="P200" style:parent-style-name="md-end-block" style:family="paragraph">
      <style:paragraph-properties fo:margin-top="0.1333in" fo:margin-bottom="0.1333in" fo:margin-left="0.0784in" fo:margin-right="0.0784in">
        <style:tab-stops/>
      </style:paragraph-properties>
    </style:style>
    <style:style style:name="T201" style:parent-style-name="md-plain" style:family="text">
      <style:text-properties style:font-name="Calibri" style:font-name-complex="Calibri" fo:color="#333333" fo:font-size="9pt" style:font-size-asian="9pt" style:font-size-complex="9pt"/>
    </style:style>
    <style:style style:name="TableCell202" style:family="table-cell">
      <style:table-cell-properties fo:border="0.0069in solid #000000" style:glyph-orientation-vertical="0" fo:padding-top="0in" fo:padding-left="0.075in" fo:padding-bottom="0in" fo:padding-right="0.075in"/>
    </style:style>
    <style:style style:name="P203" style:parent-style-name="md-end-block" style:family="paragraph">
      <style:paragraph-properties fo:margin-top="0.1333in" fo:margin-bottom="0.1333in" fo:margin-left="0.0784in" fo:margin-right="0.0784in">
        <style:tab-stops/>
      </style:paragraph-properties>
    </style:style>
    <style:style style:name="T204" style:parent-style-name="md-plain" style:family="text">
      <style:text-properties style:font-name="Calibri" style:font-name-complex="Calibri" fo:color="#333333" fo:font-size="9pt" style:font-size-asian="9pt" style:font-size-complex="9pt"/>
    </style:style>
    <style:style style:name="TableCell205" style:family="table-cell">
      <style:table-cell-properties fo:border="0.0069in solid #000000" style:glyph-orientation-vertical="0" style:vertical-align="middle" fo:padding-top="0in" fo:padding-left="0.075in" fo:padding-bottom="0in" fo:padding-right="0.075in"/>
    </style:style>
    <style:style style:name="P206" style:parent-style-name="md-end-block" style:family="paragraph">
      <style:paragraph-properties fo:text-align="center" fo:margin-top="0.1333in" fo:margin-bottom="0.1333in" fo:margin-left="0.0784in" fo:margin-right="0.0784in">
        <style:tab-stops/>
      </style:paragraph-properties>
    </style:style>
    <style:style style:name="T207" style:parent-style-name="Policepardéfaut" style:family="text">
      <style:text-properties style:font-name="Calibri" style:font-name-complex="Calibri" fo:font-size="9pt" style:font-size-asian="9pt" style:font-size-complex="9pt"/>
    </style:style>
    <style:style style:name="TableCell208" style:family="table-cell">
      <style:table-cell-properties fo:border="0.0069in solid #000000" style:glyph-orientation-vertical="0" fo:padding-top="0in" fo:padding-left="0.075in" fo:padding-bottom="0in" fo:padding-right="0.075in"/>
    </style:style>
    <style:style style:name="P209" style:parent-style-name="md-end-block" style:family="paragraph">
      <style:paragraph-properties fo:margin-top="0.1333in" fo:margin-bottom="0.1333in" fo:margin-left="0.0784in" fo:margin-right="0.0784in">
        <style:tab-stops/>
      </style:paragraph-properties>
    </style:style>
    <style:style style:name="T210" style:parent-style-name="Policepardéfaut" style:family="text">
      <style:text-properties style:font-name="Calibri" style:font-name-complex="Calibri" fo:font-size="9pt" style:font-size-asian="9pt" style:font-size-complex="9pt"/>
    </style:style>
    <style:style style:name="TableCell211" style:family="table-cell">
      <style:table-cell-properties fo:border="0.0069in solid #000000" style:glyph-orientation-vertical="0" fo:padding-top="0in" fo:padding-left="0.075in" fo:padding-bottom="0in" fo:padding-right="0.075in"/>
    </style:style>
    <style:style style:name="P212" style:parent-style-name="md-end-block" style:family="paragraph">
      <style:paragraph-properties fo:margin-top="0.1333in" fo:margin-bottom="0.1333in" fo:margin-left="0.0784in" fo:margin-right="0.0784in">
        <style:tab-stops/>
      </style:paragraph-properties>
    </style:style>
    <style:style style:name="T213" style:parent-style-name="Policepardéfaut" style:family="text">
      <style:text-properties style:font-name="Calibri" style:font-name-complex="Calibri" fo:font-size="9pt" style:font-size-asian="9pt" style:font-size-complex="9pt"/>
    </style:style>
    <style:style style:name="TableCell214" style:family="table-cell">
      <style:table-cell-properties fo:border="0.0069in solid #000000" style:glyph-orientation-vertical="0" fo:padding-top="0in" fo:padding-left="0.075in" fo:padding-bottom="0in" fo:padding-right="0.075in"/>
    </style:style>
    <style:style style:name="P215" style:parent-style-name="md-end-block" style:family="paragraph">
      <style:paragraph-properties fo:margin-top="0.1333in" fo:margin-bottom="0.1333in" fo:margin-left="0.0784in" fo:margin-right="0.0784in">
        <style:tab-stops/>
      </style:paragraph-properties>
    </style:style>
    <style:style style:name="T216" style:parent-style-name="Policepardéfaut" style:family="text">
      <style:text-properties style:font-name="Calibri" style:font-name-complex="Calibri" fo:color="#FF0000" fo:font-size="9pt" style:font-size-asian="9pt" style:font-size-complex="9pt"/>
    </style:style>
    <style:style style:name="TableCell217" style:family="table-cell">
      <style:table-cell-properties fo:border="0.0069in solid #000000" style:glyph-orientation-vertical="0" fo:padding-top="0in" fo:padding-left="0.075in" fo:padding-bottom="0in" fo:padding-right="0.075in"/>
    </style:style>
    <style:style style:name="P218" style:parent-style-name="md-end-block" style:family="paragraph">
      <style:paragraph-properties fo:margin-top="0.1333in" fo:margin-bottom="0.1333in" fo:margin-left="0.0784in" fo:margin-right="0.0784in">
        <style:tab-stops/>
      </style:paragraph-properties>
    </style:style>
    <style:style style:name="T219" style:parent-style-name="Policepardéfaut" style:family="text">
      <style:text-properties style:font-name="Calibri" style:font-name-complex="Calibri" fo:font-size="9pt" style:font-size-asian="9pt" style:font-size-complex="9pt"/>
    </style:style>
    <style:style style:name="TableCell220" style:family="table-cell">
      <style:table-cell-properties fo:border="0.0069in solid #000000" style:glyph-orientation-vertical="0" fo:padding-top="0in" fo:padding-left="0.075in" fo:padding-bottom="0in" fo:padding-right="0.075in"/>
    </style:style>
    <style:style style:name="P221" style:parent-style-name="md-end-block" style:family="paragraph">
      <style:paragraph-properties fo:margin-top="0.1333in" fo:margin-bottom="0.1333in" fo:margin-left="0.0784in" fo:margin-right="0.0784in">
        <style:tab-stops/>
      </style:paragraph-properties>
    </style:style>
    <style:style style:name="T222" style:parent-style-name="Policepardéfaut" style:family="text">
      <style:text-properties style:font-name="Calibri" style:font-name-complex="Calibri" fo:font-size="9pt" style:font-size-asian="9pt" style:font-size-complex="9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md-end-block" style:family="paragraph">
      <style:paragraph-properties fo:margin-top="0.1333in" fo:margin-bottom="0.1333in"/>
    </style:style>
    <style:style style:name="T226" style:parent-style-name="md-plain" style:family="text">
      <style:text-properties style:font-name="Calibri" style:font-name-complex="Calibri" fo:color="#333333" fo:font-size="9pt" style:font-size-asian="9pt" style:font-size-complex="9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md-end-block" style:family="paragraph">
      <style:paragraph-properties fo:text-align="center" fo:margin-top="0.1333in" fo:margin-bottom="0.1333in"/>
    </style:style>
    <style:style style:name="T229" style:parent-style-name="md-plain" style:family="text">
      <style:text-properties style:font-name="Calibri" style:font-name-complex="Calibri" fo:color="#333333" fo:font-size="8pt" style:font-size-asian="8pt" style:font-size-complex="8pt"/>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md-end-block" style:family="paragraph">
      <style:paragraph-properties fo:text-align="center" fo:margin-top="0.1333in" fo:margin-bottom="0.1333in"/>
    </style:style>
    <style:style style:name="T232" style:parent-style-name="md-plain" style:family="text">
      <style:text-properties style:font-name="Calibri" style:font-name-complex="Calibri" fo:color="#333333" fo:font-size="8pt" style:font-size-asian="8pt" style:font-size-complex="8pt"/>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md-end-block" style:family="paragraph">
      <style:paragraph-properties fo:text-align="center" fo:margin-top="0.1333in" fo:margin-bottom="0.1333in"/>
    </style:style>
    <style:style style:name="T235" style:parent-style-name="md-plain" style:family="text">
      <style:text-properties style:font-name="Calibri" style:font-name-complex="Calibri" fo:color="#333333" fo:font-size="8pt" style:font-size-asian="8pt" style:font-size-complex="8pt"/>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md-end-block" style:family="paragraph">
      <style:paragraph-properties fo:text-align="center" fo:margin-top="0.1333in" fo:margin-bottom="0.1333in"/>
    </style:style>
    <style:style style:name="T238" style:parent-style-name="md-plain" style:family="text">
      <style:text-properties style:font-name="Calibri" style:font-name-complex="Calibri" fo:color="#333333" fo:font-size="8pt" style:font-size-asian="8pt" style:font-size-complex="8pt"/>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md-end-block" style:family="paragraph">
      <style:paragraph-properties fo:text-align="center" fo:margin-top="0.1333in" fo:margin-bottom="0.1333in"/>
      <style:text-properties style:font-name="Calibri" style:font-name-complex="Calibri" fo:font-size="8pt" style:font-size-asian="8pt" style:font-size-complex="8pt"/>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md-end-block" style:family="paragraph">
      <style:paragraph-properties fo:text-align="center" fo:margin-top="0.1333in" fo:margin-bottom="0.1333in"/>
    </style:style>
    <style:style style:name="T243" style:parent-style-name="md-plain" style:family="text">
      <style:text-properties style:font-name="Calibri" style:font-name-complex="Calibri" fo:color="#333333" fo:font-size="8pt" style:font-size-asian="8pt" style:font-size-complex="8pt"/>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md-end-block" style:family="paragraph">
      <style:paragraph-properties fo:text-align="center" fo:margin-top="0.1333in" fo:margin-bottom="0.1333in"/>
    </style:style>
    <style:style style:name="T246" style:parent-style-name="md-plain" style:family="text">
      <style:text-properties style:font-name="Calibri" style:font-name-complex="Calibri" fo:color="#333333" fo:font-size="8pt" style:font-size-asian="8pt" style:font-size-complex="8pt"/>
    </style:style>
    <style:style style:name="T247" style:parent-style-name="md-plain" style:family="text">
      <style:text-properties style:font-name="Calibri" style:font-name-complex="Calibri" fo:color="#333333" fo:font-size="8pt" style:font-size-asian="8pt" style:font-size-complex="8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md-end-block" style:family="paragraph">
      <style:paragraph-properties fo:text-align="center" fo:margin-top="0.1333in" fo:margin-bottom="0.1333in"/>
    </style:style>
    <style:style style:name="T250" style:parent-style-name="md-plain" style:family="text">
      <style:text-properties style:font-name="Calibri" style:font-name-complex="Calibri" fo:color="#333333" fo:font-size="8pt" style:font-size-asian="8pt" style:font-size-complex="8pt"/>
    </style:style>
    <style:style style:name="T251" style:parent-style-name="md-plain" style:family="text">
      <style:text-properties style:font-name="Calibri" style:font-name-complex="Calibri" fo:color="#333333" fo:font-size="8pt" style:font-size-asian="8pt" style:font-size-complex="8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md-end-block" style:family="paragraph">
      <style:paragraph-properties fo:margin-top="0.1333in" fo:margin-bottom="0.1333in"/>
    </style:style>
    <style:style style:name="T255" style:parent-style-name="md-plain" style:family="text">
      <style:text-properties style:font-name="Calibri" style:font-name-complex="Calibri" fo:color="#333333" fo:font-size="9pt" style:font-size-asian="9pt" style:font-size-complex="9pt"/>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md-end-block" style:family="paragraph">
      <style:paragraph-properties fo:text-align="center" fo:margin-top="0.1333in" fo:margin-bottom="0.1333in"/>
    </style:style>
    <style:style style:name="T258" style:parent-style-name="md-plain" style:family="text">
      <style:text-properties style:font-name="Calibri" style:font-name-complex="Calibri" fo:color="#333333" fo:font-size="8pt" style:font-size-asian="8pt" style:font-size-complex="8pt"/>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md-end-block" style:family="paragraph">
      <style:paragraph-properties fo:text-align="center" fo:margin-top="0.1333in" fo:margin-bottom="0.1333in"/>
    </style:style>
    <style:style style:name="T261" style:parent-style-name="md-plain" style:family="text">
      <style:text-properties style:font-name="Calibri" style:font-name-complex="Calibri" fo:color="#333333" fo:font-size="8pt" style:font-size-asian="8pt" style:font-size-complex="8pt"/>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md-end-block" style:family="paragraph">
      <style:paragraph-properties fo:text-align="center" fo:margin-top="0.1333in" fo:margin-bottom="0.1333in"/>
    </style:style>
    <style:style style:name="T264" style:parent-style-name="md-plain" style:family="text">
      <style:text-properties style:font-name="Calibri" style:font-name-complex="Calibri" fo:color="#333333" fo:font-size="8pt" style:font-size-asian="8pt" style:font-size-complex="8pt"/>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md-end-block" style:family="paragraph">
      <style:paragraph-properties fo:text-align="center" fo:margin-top="0.1333in" fo:margin-bottom="0.1333in"/>
    </style:style>
    <style:style style:name="T267" style:parent-style-name="md-plain" style:family="text">
      <style:text-properties style:font-name="Calibri" style:font-name-complex="Calibri" fo:color="#333333" fo:font-size="8pt" style:font-size-asian="8pt" style:font-size-complex="8pt"/>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md-end-block" style:family="paragraph">
      <style:paragraph-properties fo:text-align="center" fo:margin-top="0.1333in" fo:margin-bottom="0.1333in"/>
    </style:style>
    <style:style style:name="T270" style:parent-style-name="md-plain" style:family="text">
      <style:text-properties style:font-name="Calibri" style:font-name-complex="Calibri" fo:color="#333333" fo:font-size="8pt" style:font-size-asian="8pt" style:font-size-complex="8pt"/>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md-end-block" style:family="paragraph">
      <style:paragraph-properties fo:text-align="center" fo:margin-top="0.1333in" fo:margin-bottom="0.1333in"/>
    </style:style>
    <style:style style:name="T273" style:parent-style-name="md-plain" style:family="text">
      <style:text-properties style:font-name="Calibri" style:font-name-complex="Calibri" fo:color="#333333" fo:font-size="8pt" style:font-size-asian="8pt" style:font-size-complex="8pt"/>
    </style:style>
    <style:style style:name="T274" style:parent-style-name="md-plain" style:family="text">
      <style:text-properties style:font-name="Calibri" style:font-name-complex="Calibri" fo:color="#333333" fo:font-size="8pt" style:font-size-asian="8pt" style:font-size-complex="8pt"/>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md-end-block" style:family="paragraph">
      <style:paragraph-properties fo:text-align="center" fo:margin-top="0.1333in" fo:margin-bottom="0.1333in"/>
    </style:style>
    <style:style style:name="T277" style:parent-style-name="md-plain" style:family="text">
      <style:text-properties style:font-name="Calibri" style:font-name-complex="Calibri" fo:color="#333333" fo:font-size="8pt" style:font-size-asian="8pt" style:font-size-complex="8pt"/>
    </style:style>
    <style:style style:name="T278" style:parent-style-name="md-plain" style:family="text">
      <style:text-properties style:font-name="Calibri" style:font-name-complex="Calibri" fo:color="#333333" fo:font-size="8pt" style:font-size-asian="8pt" style:font-size-complex="8pt"/>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md-end-block" style:family="paragraph">
      <style:paragraph-properties fo:text-align="center" fo:margin-top="0.1333in" fo:margin-bottom="0.1333in"/>
    </style:style>
    <style:style style:name="T281" style:parent-style-name="md-plain" style:family="text">
      <style:text-properties style:font-name="Calibri" style:font-name-complex="Calibri" fo:color="#333333" fo:font-size="8pt" style:font-size-asian="8pt" style:font-size-complex="8pt"/>
    </style:style>
    <style:style style:name="T282" style:parent-style-name="md-plain" style:family="text">
      <style:text-properties style:font-name="Calibri" style:font-name-complex="Calibri" fo:color="#333333" fo:font-size="8pt" style:font-size-asian="8pt" style:font-size-complex="8p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md-end-block" style:family="paragraph">
      <style:paragraph-properties fo:margin-top="0.1333in" fo:margin-bottom="0.1333in"/>
    </style:style>
    <style:style style:name="T286" style:parent-style-name="md-plain" style:family="text">
      <style:text-properties style:font-name="Calibri" style:font-name-complex="Calibri" fo:color="#333333" fo:font-size="9pt" style:font-size-asian="9pt" style:font-size-complex="9pt"/>
    </style:style>
    <style:style style:name="TableCell287" style:family="table-cell">
      <style:table-cell-properties fo:border="0.0069in solid #000000" style:writing-mode="lr-tb" style:vertical-align="middle" fo:padding-top="0in" fo:padding-left="0.075in" fo:padding-bottom="0in" fo:padding-right="0.075in"/>
    </style:style>
    <style:style style:name="P288" style:parent-style-name="md-end-block" style:family="paragraph">
      <style:paragraph-properties fo:text-align="center" fo:margin-top="0.1333in" fo:margin-bottom="0.1333in"/>
    </style:style>
    <style:style style:name="T289" style:parent-style-name="md-plain" style:family="text">
      <style:text-properties style:font-name="Calibri" style:font-name-complex="Calibri" fo:color="#333333" fo:font-size="8pt" style:font-size-asian="8pt" style:font-size-complex="8pt"/>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md-end-block" style:family="paragraph">
      <style:paragraph-properties fo:text-align="center" fo:margin-top="0.1333in" fo:margin-bottom="0.1333in"/>
    </style:style>
    <style:style style:name="T292" style:parent-style-name="md-plain" style:family="text">
      <style:text-properties style:font-name="Calibri" style:font-name-complex="Calibri" fo:color="#333333" fo:font-size="8pt" style:font-size-asian="8pt" style:font-size-complex="8pt"/>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md-end-block" style:family="paragraph">
      <style:paragraph-properties fo:text-align="center" fo:margin-top="0.1333in" fo:margin-bottom="0.1333in"/>
    </style:style>
    <style:style style:name="T295" style:parent-style-name="md-plain" style:family="text">
      <style:text-properties style:font-name="Calibri" style:font-name-complex="Calibri" fo:color="#333333" fo:font-size="8pt" style:font-size-asian="8pt" style:font-size-complex="8pt"/>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md-end-block" style:family="paragraph">
      <style:paragraph-properties fo:text-align="center" fo:margin-top="0.1333in" fo:margin-bottom="0.1333in"/>
    </style:style>
    <style:style style:name="T298" style:parent-style-name="md-plain" style:family="text">
      <style:text-properties style:font-name="Calibri" style:font-name-complex="Calibri" fo:color="#333333" fo:font-size="8pt" style:font-size-asian="8pt" style:font-size-complex="8pt"/>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md-end-block" style:family="paragraph">
      <style:paragraph-properties fo:text-align="center" fo:margin-top="0.1333in" fo:margin-bottom="0.1333in"/>
    </style:style>
    <style:style style:name="T301" style:parent-style-name="md-plain" style:family="text">
      <style:text-properties style:font-name="Calibri" style:font-name-complex="Calibri" fo:color="#333333" fo:font-size="8pt" style:font-size-asian="8pt" style:font-size-complex="8pt"/>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md-end-block" style:family="paragraph">
      <style:paragraph-properties fo:text-align="center" fo:margin-top="0.1333in" fo:margin-bottom="0.1333in"/>
    </style:style>
    <style:style style:name="T304" style:parent-style-name="md-plain" style:family="text">
      <style:text-properties style:font-name="Calibri" style:font-name-complex="Calibri" fo:color="#333333" fo:font-size="8pt" style:font-size-asian="8pt" style:font-size-complex="8pt"/>
    </style:style>
    <style:style style:name="T305" style:parent-style-name="md-plain" style:family="text">
      <style:text-properties style:font-name="Calibri" style:font-name-complex="Calibri" fo:color="#333333" fo:font-size="8pt" style:font-size-asian="8pt" style:font-size-complex="8pt"/>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md-end-block" style:family="paragraph">
      <style:paragraph-properties fo:text-align="center" fo:margin-top="0.1333in" fo:margin-bottom="0.1333in"/>
    </style:style>
    <style:style style:name="T308" style:parent-style-name="md-plain" style:family="text">
      <style:text-properties style:font-name="Calibri" style:font-name-complex="Calibri" fo:color="#333333" fo:font-size="8pt" style:font-size-asian="8pt" style:font-size-complex="8pt"/>
    </style:style>
    <style:style style:name="T309" style:parent-style-name="md-plain" style:family="text">
      <style:text-properties style:font-name="Calibri" style:font-name-complex="Calibri" fo:color="#333333" fo:font-size="8pt" style:font-size-asian="8pt" style:font-size-complex="8pt"/>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md-end-block" style:family="paragraph">
      <style:paragraph-properties fo:text-align="center" fo:margin-top="0.1333in" fo:margin-bottom="0.1333in"/>
    </style:style>
    <style:style style:name="T312" style:parent-style-name="md-plain" style:family="text">
      <style:text-properties style:font-name="Calibri" style:font-name-complex="Calibri" fo:color="#333333" fo:font-size="8pt" style:font-size-asian="8pt" style:font-size-complex="8pt"/>
    </style:style>
    <style:style style:name="T313" style:parent-style-name="md-plain" style:family="text">
      <style:text-properties style:font-name="Calibri" style:font-name-complex="Calibri" fo:color="#333333" fo:font-size="8pt" style:font-size-asian="8pt" style:font-size-complex="8p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md-end-block" style:family="paragraph">
      <style:paragraph-properties fo:margin-top="0.1333in" fo:margin-bottom="0.1333in"/>
    </style:style>
    <style:style style:name="T317" style:parent-style-name="md-plain" style:family="text">
      <style:text-properties style:font-name="Calibri" style:font-name-complex="Calibri" fo:color="#333333" fo:font-size="9pt" style:font-size-asian="9pt" style:font-size-complex="9pt"/>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md-end-block" style:family="paragraph">
      <style:paragraph-properties fo:text-align="center" fo:margin-top="0.1333in" fo:margin-bottom="0.1333in"/>
    </style:style>
    <style:style style:name="T320" style:parent-style-name="md-plain" style:family="text">
      <style:text-properties style:font-name="Calibri" style:font-name-complex="Calibri" fo:color="#333333" fo:font-size="8pt" style:font-size-asian="8pt" style:font-size-complex="8pt"/>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md-end-block" style:family="paragraph">
      <style:paragraph-properties fo:text-align="center" fo:margin-top="0.1333in" fo:margin-bottom="0.1333in"/>
    </style:style>
    <style:style style:name="T323" style:parent-style-name="md-plain" style:family="text">
      <style:text-properties style:font-name="Calibri" style:font-name-complex="Calibri" fo:color="#333333" fo:font-size="8pt" style:font-size-asian="8pt" style:font-size-complex="8pt"/>
    </style:style>
    <style:style style:name="TableCell324" style:family="table-cell">
      <style:table-cell-properties fo:border="0.0069in solid #000000" style:writing-mode="lr-tb" style:vertical-align="middle" fo:padding-top="0in" fo:padding-left="0.075in" fo:padding-bottom="0in" fo:padding-right="0.075in"/>
    </style:style>
    <style:style style:name="P325" style:parent-style-name="md-end-block" style:family="paragraph">
      <style:paragraph-properties fo:text-align="center" fo:margin-top="0.1333in" fo:margin-bottom="0.1333in"/>
    </style:style>
    <style:style style:name="T326" style:parent-style-name="md-plain" style:family="text">
      <style:text-properties style:font-name="Calibri" style:font-name-complex="Calibri" fo:color="#333333" fo:font-size="8pt" style:font-size-asian="8pt" style:font-size-complex="8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md-end-block" style:family="paragraph">
      <style:paragraph-properties fo:text-align="center" fo:margin-top="0.1333in" fo:margin-bottom="0.1333in"/>
    </style:style>
    <style:style style:name="T329" style:parent-style-name="md-plain" style:family="text">
      <style:text-properties style:font-name="Calibri" style:font-name-complex="Calibri" fo:color="#333333" fo:font-size="8pt" style:font-size-asian="8pt" style:font-size-complex="8pt"/>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md-end-block" style:family="paragraph">
      <style:paragraph-properties fo:text-align="center" fo:margin-top="0.1333in" fo:margin-bottom="0.1333in"/>
    </style:style>
    <style:style style:name="T332" style:parent-style-name="md-plain" style:family="text">
      <style:text-properties style:font-name="Calibri" style:font-name-complex="Calibri" fo:color="#333333" fo:font-size="8pt" style:font-size-asian="8pt" style:font-size-complex="8pt"/>
    </style:style>
    <style:style style:name="TableCell333" style:family="table-cell">
      <style:table-cell-properties fo:border="0.0069in solid #000000" style:writing-mode="lr-tb" style:vertical-align="middle" fo:padding-top="0in" fo:padding-left="0.075in" fo:padding-bottom="0in" fo:padding-right="0.075in"/>
    </style:style>
    <style:style style:name="P334" style:parent-style-name="md-end-block" style:family="paragraph">
      <style:paragraph-properties fo:text-align="center" fo:margin-top="0.1333in" fo:margin-bottom="0.1333in"/>
    </style:style>
    <style:style style:name="T335" style:parent-style-name="md-plain" style:family="text">
      <style:text-properties style:font-name="Calibri" style:font-name-complex="Calibri" fo:color="#333333" fo:font-size="8pt" style:font-size-asian="8pt" style:font-size-complex="8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md-end-block" style:family="paragraph">
      <style:paragraph-properties fo:text-align="center" fo:margin-top="0.1333in" fo:margin-bottom="0.1333in"/>
    </style:style>
    <style:style style:name="T338" style:parent-style-name="md-plain" style:family="text">
      <style:text-properties style:font-name="Calibri" style:font-name-complex="Calibri" fo:color="#333333" fo:font-size="8pt" style:font-size-asian="8pt" style:font-size-complex="8pt"/>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md-end-block" style:family="paragraph">
      <style:paragraph-properties fo:text-align="center" fo:margin-top="0.1333in" fo:margin-bottom="0.1333in"/>
    </style:style>
    <style:style style:name="T341" style:parent-style-name="md-plain" style:family="text">
      <style:text-properties style:font-name="Calibri" style:font-name-complex="Calibri" fo:color="#333333" fo:font-size="8pt" style:font-size-asian="8pt" style:font-size-complex="8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md-end-block" style:family="paragraph">
      <style:paragraph-properties fo:margin-top="0.1333in" fo:margin-bottom="0.1333in"/>
    </style:style>
    <style:style style:name="T345" style:parent-style-name="md-plain" style:family="text">
      <style:text-properties style:font-name="Calibri" style:font-name-complex="Calibri" fo:color="#333333" fo:font-size="9pt" style:font-size-asian="9pt" style:font-size-complex="9pt"/>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md-end-block" style:family="paragraph">
      <style:paragraph-properties fo:text-align="center" fo:margin-top="0.1333in" fo:margin-bottom="0.1333in"/>
    </style:style>
    <style:style style:name="T348" style:parent-style-name="md-plain" style:family="text">
      <style:text-properties style:font-name="Calibri" style:font-name-complex="Calibri" fo:color="#333333" fo:font-size="8pt" style:font-size-asian="8pt" style:font-size-complex="8pt"/>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md-end-block" style:family="paragraph">
      <style:paragraph-properties fo:text-align="center" fo:margin-top="0.1333in" fo:margin-bottom="0.1333in"/>
    </style:style>
    <style:style style:name="T351" style:parent-style-name="md-plain" style:family="text">
      <style:text-properties style:font-name="Calibri" style:font-name-complex="Calibri" fo:color="#333333" fo:font-size="8pt" style:font-size-asian="8pt" style:font-size-complex="8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md-end-block" style:family="paragraph">
      <style:paragraph-properties fo:text-align="center" fo:margin-top="0.1333in" fo:margin-bottom="0.1333in"/>
    </style:style>
    <style:style style:name="T354" style:parent-style-name="md-plain" style:family="text">
      <style:text-properties style:font-name="Calibri" style:font-name-complex="Calibri" fo:color="#333333" fo:font-size="8pt" style:font-size-asian="8pt" style:font-size-complex="8pt"/>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md-end-block" style:family="paragraph">
      <style:paragraph-properties fo:text-align="center" fo:margin-top="0.1333in" fo:margin-bottom="0.1333in"/>
    </style:style>
    <style:style style:name="T357" style:parent-style-name="md-plain" style:family="text">
      <style:text-properties style:font-name="Calibri" style:font-name-complex="Calibri" fo:color="#333333" fo:font-size="8pt" style:font-size-asian="8pt" style:font-size-complex="8pt"/>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md-end-block" style:family="paragraph">
      <style:paragraph-properties fo:text-align="center" fo:margin-top="0.1333in" fo:margin-bottom="0.1333in"/>
    </style:style>
    <style:style style:name="T360" style:parent-style-name="md-plain" style:family="text">
      <style:text-properties style:font-name="Calibri" style:font-name-complex="Calibri" fo:color="#333333" fo:font-size="8pt" style:font-size-asian="8pt" style:font-size-complex="8pt"/>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md-end-block" style:family="paragraph">
      <style:paragraph-properties fo:text-align="center" fo:margin-top="0.1333in" fo:margin-bottom="0.1333in"/>
    </style:style>
    <style:style style:name="T363" style:parent-style-name="md-plain" style:family="text">
      <style:text-properties style:font-name="Calibri" style:font-name-complex="Calibri" fo:color="#333333" fo:font-size="8pt" style:font-size-asian="8pt" style:font-size-complex="8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md-end-block" style:family="paragraph">
      <style:paragraph-properties fo:text-align="center" fo:margin-top="0.1333in" fo:margin-bottom="0.1333in"/>
    </style:style>
    <style:style style:name="T366" style:parent-style-name="md-plain" style:family="text">
      <style:text-properties style:font-name="Calibri" style:font-name-complex="Calibri" fo:color="#333333" fo:font-size="8pt" style:font-size-asian="8pt" style:font-size-complex="8pt"/>
    </style:style>
    <style:style style:name="T367" style:parent-style-name="md-plain" style:family="text">
      <style:text-properties style:font-name="Calibri" style:font-name-complex="Calibri" fo:color="#333333" fo:font-size="8pt" style:font-size-asian="8pt" style:font-size-complex="8pt"/>
    </style:style>
    <style:style style:name="TableCell368" style:family="table-cell">
      <style:table-cell-properties fo:border="0.0069in solid #000000" style:writing-mode="lr-tb" style:vertical-align="middle" fo:padding-top="0in" fo:padding-left="0.075in" fo:padding-bottom="0in" fo:padding-right="0.075in"/>
    </style:style>
    <style:style style:name="P369" style:parent-style-name="md-end-block" style:family="paragraph">
      <style:paragraph-properties fo:text-align="center" fo:margin-top="0.1333in" fo:margin-bottom="0.1333in"/>
    </style:style>
    <style:style style:name="T370" style:parent-style-name="md-plain" style:family="text">
      <style:text-properties style:font-name="Calibri" style:font-name-complex="Calibri" fo:color="#333333" fo:font-size="8pt" style:font-size-asian="8pt" style:font-size-complex="8pt"/>
    </style:style>
    <style:style style:name="T371" style:parent-style-name="md-plain" style:family="text">
      <style:text-properties style:font-name="Calibri" style:font-name-complex="Calibri" fo:color="#333333" fo:font-size="8pt" style:font-size-asian="8pt" style:font-size-complex="8pt"/>
    </style:style>
    <style:style style:name="P372" style:parent-style-name="md-end-block" style:family="paragraph">
      <style:paragraph-properties fo:margin-top="0.1333in" fo:margin-bottom="0.1333in"/>
    </style:style>
    <style:style style:name="T373" style:parent-style-name="md-plain" style:family="text">
      <style:text-properties style:font-name="Helvetica" fo:color="#333333"/>
    </style:style>
    <style:style style:name="P374" style:parent-style-name="md-end-block" style:family="paragraph">
      <style:paragraph-properties fo:margin-top="0.1333in" fo:margin-bottom="0.1333in"/>
    </style:style>
    <style:style style:name="T375" style:parent-style-name="md-plain" style:family="text">
      <style:text-properties style:font-name="Helvetica" fo:color="#333333"/>
    </style:style>
    <style:style style:name="P376" style:parent-style-name="md-end-block" style:family="paragraph">
      <style:paragraph-properties fo:margin-top="0.1333in" fo:margin-bottom="0.1333in"/>
    </style:style>
    <style:style style:name="T377" style:parent-style-name="md-plain" style:family="text">
      <style:text-properties style:font-name="Helvetica" fo:color="#333333"/>
    </style:style>
    <style:style style:name="P378" style:parent-style-name="Normal" style:family="paragraph">
      <style:paragraph-properties fo:text-align="justify"/>
    </style:style>
    <style:style style:name="P379" style:parent-style-name="Normal" style:family="paragraph">
      <style:paragraph-properties fo:text-align="justify"/>
    </style:style>
    <style:style style:name="P380" style:parent-style-name="Normal" style:family="paragraph">
      <style:paragraph-properties style:text-autospace="none" style:vertical-align="auto" fo:margin-bottom="0in" fo:line-height="100%"/>
      <style:text-properties style:font-name="Calibri-Bold" style:font-name-complex="Calibri-Bold" fo:font-weight="bold" style:font-weight-asian="bold" style:font-weight-complex="bold" fo:color="#000000" fo:font-size="12pt" style:font-size-asian="12pt" style:font-size-complex="12pt" fo:hyphenate="true"/>
    </style:style>
    <style:style style:name="P381" style:parent-style-name="Normal" style:family="paragraph">
      <style:paragraph-properties style:text-autospace="none" style:vertical-align="auto" fo:margin-bottom="0in" fo:line-height="100%"/>
      <style:text-properties fo:hyphenate="true"/>
    </style:style>
    <style:style style:name="T382" style:parent-style-name="Policepardéfaut" style:family="text">
      <style:text-properties style:font-name-complex="Calibri" fo:color="#000000"/>
    </style:style>
    <style:style style:name="T383" style:parent-style-name="Policepardéfaut" style:family="text">
      <style:text-properties style:font-name-complex="Calibri" fo:color="#843C0B"/>
    </style:style>
    <style:style style:name="T384" style:parent-style-name="Policepardéfaut" style:family="text">
      <style:text-properties style:font-name-complex="Calibri" fo:color="#000000"/>
    </style:style>
    <style:style style:name="T385" style:parent-style-name="Policepardéfaut" style:family="text">
      <style:text-properties style:font-name="Consolas" style:font-name-complex="Consolas" fo:color="#000000" fo:font-size="10pt" style:font-size-asian="10pt" style:font-size-complex="10pt"/>
    </style:style>
    <style:style style:name="T386" style:parent-style-name="Policepardéfaut" style:family="text">
      <style:text-properties style:font-name-complex="Calibri" fo:color="#000000"/>
    </style:style>
    <style:style style:name="T387" style:parent-style-name="Policepardéfaut" style:family="text">
      <style:text-properties style:font-name="Calibri-Italic" style:font-name-complex="Calibri-Italic" fo:font-style="italic" style:font-style-asian="italic" style:font-style-complex="italic" fo:color="#000000"/>
    </style:style>
    <style:style style:name="T388" style:parent-style-name="Policepardéfaut" style:family="text">
      <style:text-properties style:font-name-complex="Calibri" fo:color="#000000"/>
    </style:style>
    <style:style style:name="T389" style:parent-style-name="Policepardéfaut" style:family="text">
      <style:text-properties style:font-name-complex="Calibri" fo:font-style="italic" style:font-style-asian="italic" fo:color="#FF0000" fo:language="en" fo:country="GB"/>
    </style:style>
    <style:style style:name="T390"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91"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392"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93"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94"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95"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96"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97"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398" style:parent-style-name="Normal" style:family="paragraph">
      <style:paragraph-properties style:text-autospace="none" style:vertical-align="auto" fo:margin-bottom="0in" fo:line-height="100%"/>
      <style:text-properties style:font-name="Calibri" style:font-name-complex="Calibri" style:font-style-complex="italic" fo:color="#000000" fo:language="en" fo:country="GB" fo:hyphenate="true"/>
    </style:style>
    <style:style style:name="P399" style:parent-style-name="Normal" style:family="paragraph">
      <style:paragraph-properties style:text-autospace="none" style:vertical-align="auto" fo:margin-bottom="0in" fo:line-height="100%"/>
      <style:text-properties style:font-name-complex="Calibri" fo:color="#000000" fo:hyphenate="true"/>
    </style:style>
    <style:style style:name="P400" style:parent-style-name="Normal" style:family="paragraph">
      <style:paragraph-properties style:text-autospace="none" style:vertical-align="auto" fo:margin-bottom="0in" fo:line-height="100%"/>
      <style:text-properties style:font-name-complex="Calibri" fo:color="#000000" fo:hyphenate="true"/>
    </style:style>
    <style:style style:name="T401" style:parent-style-name="Policepardéfaut" style:family="text">
      <style:text-properties style:font-name-complex="Calibri" fo:color="#000000"/>
    </style:style>
    <style:style style:name="T402" style:parent-style-name="Policepardéfaut" style:family="text">
      <style:text-properties style:font-name-complex="Calibri" fo:color="#000000"/>
    </style:style>
    <style:style style:name="P403" style:parent-style-name="Normal" style:family="paragraph">
      <style:paragraph-properties fo:break-before="page"/>
      <style:text-properties fo:hyphenate="true"/>
    </style:style>
    <style:style style:name="P404" style:parent-style-name="Titre2" style:family="paragraph">
      <style:paragraph-properties fo:text-align="justify"/>
    </style:style>
    <style:style style:name="P405" style:parent-style-name="Normal" style:family="paragraph">
      <style:paragraph-properties fo:text-align="justify"/>
    </style:style>
    <style:style style:name="P406" style:parent-style-name="Normal" style:family="paragraph">
      <style:paragraph-properties fo:text-align="justify"/>
    </style:style>
    <style:style style:name="P407" style:parent-style-name="Normal" style:family="paragraph">
      <style:paragraph-properties fo:text-align="justify"/>
    </style:style>
    <style:style style:name="P408" style:parent-style-name="Normal" style:family="paragraph">
      <style:paragraph-properties fo:text-align="justify"/>
    </style:style>
    <style:style style:name="P409" style:parent-style-name="Normal" style:family="paragraph">
      <style:paragraph-properties fo:text-align="justify"/>
    </style:style>
    <style:style style:name="P410" style:parent-style-name="Titre2" style:family="paragraph">
      <style:paragraph-properties fo:text-align="justify"/>
    </style:style>
  </office:automatic-styles>
  <office:body>
    <office:text text:use-soft-page-breaks="true">
      <text:h text:style-name="P1" text:outline-level="1">ASD2 – Laboratoire 4 – Fonctions et tables de hachage – Rapport</text:h>
      <text:p text:style-name="P2"/>
      <text:h text:style-name="P3" text:outline-level="2">Introduction</text:h>
      <text:p text:style-name="P4">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text:p>
      <text:h text:style-name="P5" text:outline-level="2">Partie 1</text:h>
      <text:p text:style-name="Normal">Insertion pour 10'000 éléments</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Liste<text:s/>1</text:p>
          </table:table-cell>
          <table:table-cell table:style-name="TableCell19">
            <text:p text:style-name="P20"><text:span text:style-name="T21">12DirectoryInt</text:span></text:p>
          </table:table-cell>
          <table:table-cell table:style-name="TableCell22">
            <text:p text:style-name="P23"><text:span text:style-name="T24">13DirectoryLong</text:span></text:p>
          </table:table-cell>
          <table:table-cell table:style-name="TableCell25">
            <text:p text:style-name="P26"><text:span text:style-name="T27">12DirectoryPolILj2EE</text:span></text:p>
          </table:table-cell>
          <table:table-cell table:style-name="TableCell28">
            <text:p text:style-name="P29"><text:span text:style-name="T30">12DirectoryPolILj31EE</text:span></text:p>
          </table:table-cell>
          <table:table-cell table:style-name="TableCell31">
            <text:p text:style-name="P32"><text:span text:style-name="T33">12DirectoryPolIL</text:span><text:span text:style-name="T34">j37EE</text:span></text:p>
          </table:table-cell>
          <table:table-cell table:style-name="TableCell35">
            <text:p text:style-name="P36"><text:span text:style-name="T37">12DirectoryStl</text:span></text:p>
          </table:table-cell>
          <table:table-cell table:style-name="TableCell38">
            <text:p text:style-name="P39"><text:span text:style-name="T40">15DirectorySha256</text:span></text:p>
          </table:table-cell>
          <table:table-cell table:style-name="TableCell41">
            <text:p text:style-name="P42"><text:span text:style-name="T43">13DirectoryCity</text:span></text:p>
          </table:table-cell>
        </table:table-row>
        <table:table-row table:style-name="TableRow44">
          <table:table-cell table:style-name="TableCell45">
            <text:p text:style-name="P46"><text:span text:style-name="T47">Insertion average time (ms)</text:span></text:p>
          </table:table-cell>
          <table:table-cell table:style-name="TableCell48">
            <text:p text:style-name="P49"><text:span text:style-name="T50">2.6941</text:span></text:p>
          </table:table-cell>
          <table:table-cell table:style-name="TableCell51">
            <text:p text:style-name="P52"><text:span text:style-name="T53">1.6972</text:span></text:p>
          </table:table-cell>
          <table:table-cell table:style-name="TableCell54">
            <text:p text:style-name="P55"><text:span text:style-name="T56">0.8998</text:span></text:p>
          </table:table-cell>
          <table:table-cell table:style-name="TableCell57">
            <text:p text:style-name="P58"><text:span text:style-name="T59">2.094</text:span></text:p>
          </table:table-cell>
          <table:table-cell table:style-name="TableCell60">
            <text:p text:style-name="P61"><text:span text:style-name="T62">1.5953</text:span></text:p>
          </table:table-cell>
          <table:table-cell table:style-name="TableCell63">
            <text:p text:style-name="P64"><text:span text:style-name="T65">2.0938</text:span></text:p>
          </table:table-cell>
          <table:table-cell table:style-name="TableCell66">
            <text:p text:style-name="P67"><text:span text:style-name="T68">3.1911</text:span></text:p>
          </table:table-cell>
          <table:table-cell table:style-name="TableCell69">
            <text:p text:style-name="P70"><text:span text:style-name="T71">1.6009</text:span></text:p>
          </table:table-cell>
        </table:table-row>
        <table:table-row table:style-name="TableRow72">
          <table:table-cell table:style-name="TableCell73">
            <text:p text:style-name="P74"><text:span text:style-name="T75">Pourcentage of collisions</text:span></text:p>
          </table:table-cell>
          <table:table-cell table:style-name="TableCell76">
            <text:p text:style-name="P77"><text:span text:style-name="T78">16.77 %</text:span></text:p>
          </table:table-cell>
          <table:table-cell table:style-name="TableCell79">
            <text:p text:style-name="P80"><text:span text:style-name="T81">16.78 %</text:span></text:p>
          </table:table-cell>
          <table:table-cell table:style-name="TableCell82">
            <text:p text:style-name="P83"><text:span text:style-name="T84">18.59 %</text:span></text:p>
          </table:table-cell>
          <table:table-cell table:style-name="TableCell85">
            <text:p text:style-name="P86"><text:span text:style-name="T87">17.18 %</text:span></text:p>
          </table:table-cell>
          <table:table-cell table:style-name="TableCell88">
            <text:p text:style-name="P89"><text:span text:style-name="T90">16.78 %</text:span></text:p>
          </table:table-cell>
          <table:table-cell table:style-name="TableCell91">
            <text:p text:style-name="P92"><text:span text:style-name="T93">17.3 %</text:span></text:p>
          </table:table-cell>
          <table:table-cell table:style-name="TableCell94">
            <text:p text:style-name="P95"><text:span text:style-name="T96">16.37 %</text:span></text:p>
          </table:table-cell>
          <table:table-cell table:style-name="TableCell97">
            <text:p text:style-name="P98"><text:span text:style-name="T99">16.9 %</text:span></text:p>
          </table:table-cell>
        </table:table-row>
        <table:table-row table:style-name="TableRow100">
          <table:table-cell table:style-name="TableCell101">
            <text:p text:style-name="P102"><text:span text:style-name="T103">Pourcentage of empty<text:s/></text:span><text:span text:style-name="T104">buckets</text:span></text:p>
          </table:table-cell>
          <table:table-cell table:style-name="TableCell105">
            <text:p text:style-name="P106"><text:span text:style-name="T107">68.3139%</text:span></text:p>
          </table:table-cell>
          <table:table-cell table:style-name="TableCell108">
            <text:p text:style-name="P109"><text:span text:style-name="T110">68.3177%</text:span></text:p>
          </table:table-cell>
          <table:table-cell table:style-name="TableCell111">
            <text:p text:style-name="P112"><text:span text:style-name="T113">69.0067%</text:span></text:p>
          </table:table-cell>
          <table:table-cell table:style-name="TableCell114">
            <text:p text:style-name="P115"><text:span text:style-name="T116">68.4699%</text:span></text:p>
          </table:table-cell>
          <table:table-cell table:style-name="TableCell117">
            <text:p text:style-name="P118"><text:span text:style-name="T119">68.3177%</text:span></text:p>
          </table:table-cell>
          <table:table-cell table:style-name="TableCell120">
            <text:p text:style-name="P121"><text:span text:style-name="T122">68.5156%</text:span></text:p>
          </table:table-cell>
          <table:table-cell table:style-name="TableCell123">
            <text:p text:style-name="P124"><text:span text:style-name="T125">68.161%</text:span></text:p>
          </table:table-cell>
          <table:table-cell table:style-name="TableCell126">
            <text:p text:style-name="P127"><text:span text:style-name="T128">68.3633%</text:span></text:p>
          </table:table-cell>
        </table:table-row>
        <table:table-row table:style-name="TableRow129">
          <table:table-cell table:style-name="TableCell130">
            <text:p text:style-name="P131"><text:span text:style-name="T132">Largest bucket</text:span></text:p>
          </table:table-cell>
          <table:table-cell table:style-name="TableCell133">
            <text:p text:style-name="P134"><text:span text:style-name="T135">5</text:span></text:p>
          </table:table-cell>
          <table:table-cell table:style-name="TableCell136">
            <text:p text:style-name="P137"><text:span text:style-name="T138">5</text:span></text:p>
          </table:table-cell>
          <table:table-cell table:style-name="TableCell139">
            <text:p text:style-name="P140"><text:span text:style-name="T141">5</text:span></text:p>
          </table:table-cell>
          <table:table-cell table:style-name="TableCell142">
            <text:p text:style-name="P143"><text:span text:style-name="T144">4</text:span></text:p>
          </table:table-cell>
          <table:table-cell table:style-name="TableCell145">
            <text:p text:style-name="P146"><text:span text:style-name="T147">5</text:span></text:p>
          </table:table-cell>
          <table:table-cell table:style-name="TableCell148">
            <text:p text:style-name="P149"><text:span text:style-name="T150">6</text:span></text:p>
          </table:table-cell>
          <table:table-cell table:style-name="TableCell151">
            <text:p text:style-name="P152"><text:span text:style-name="T153">4</text:span></text:p>
          </table:table-cell>
          <table:table-cell table:style-name="TableCell154">
            <text:p text:style-name="P155"><text:span text:style-name="T156">5</text:span></text:p>
          </table:table-cell>
        </table:table-row>
        <table:table-row table:style-name="TableRow157">
          <table:table-cell table:style-name="TableCell158">
            <text:p text:style-name="P159"><text:span text:style-name="T160">Search average time (ms)</text:span></text:p>
          </table:table-cell>
          <table:table-cell table:style-name="TableCell161">
            <text:p text:style-name="P162"><text:span text:style-name="T163">2.4922</text:span></text:p>
          </table:table-cell>
          <table:table-cell table:style-name="TableCell164">
            <text:p text:style-name="P165"><text:span text:style-name="T166">1.2959</text:span></text:p>
          </table:table-cell>
          <table:table-cell table:style-name="TableCell167">
            <text:p text:style-name="P168"><text:span text:style-name="T169">1.3966</text:span></text:p>
          </table:table-cell>
          <table:table-cell table:style-name="TableCell170">
            <text:p text:style-name="P171"><text:span text:style-name="T172">0.7987</text:span></text:p>
          </table:table-cell>
          <table:table-cell table:style-name="TableCell173">
            <text:p text:style-name="P174"><text:span text:style-name="T175">0.9889</text:span></text:p>
          </table:table-cell>
          <table:table-cell table:style-name="TableCell176">
            <text:p text:style-name="P177"><text:span text:style-name="T178">0.7948</text:span></text:p>
          </table:table-cell>
          <table:table-cell table:style-name="TableCell179">
            <text:p text:style-name="P180"><text:span text:style-name="T181">2.0884</text:span></text:p>
          </table:table-cell>
          <table:table-cell table:style-name="TableCell182">
            <text:p text:style-name="P183"><text:span text:style-name="T184">0.8965</text:span></text:p>
          </table:table-cell>
        </table:table-row>
      </table:table>
      <text:p text:style-name="Normal"/>
      <text:p text:style-name="P185"/>
      <text:p text:style-name="Normal">Insertion pour 1’000'000 éléments</text:p>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Liste<text:s/>2</text:p>
          </table:table-cell>
          <table:table-cell table:style-name="TableCell199">
            <text:p text:style-name="P200"><text:span text:style-name="T201">12DirectoryInt</text:span></text:p>
          </table:table-cell>
          <table:table-cell table:style-name="TableCell202">
            <text:p text:style-name="P203"><text:span text:style-name="T204">13DirectoryLong</text:span></text:p>
          </table:table-cell>
          <table:table-cell table:style-name="TableCell205">
            <text:p text:style-name="P206"><text:span text:style-name="T207">12DirectoryPolILj2EE</text:span></text:p>
          </table:table-cell>
          <table:table-cell table:style-name="TableCell208">
            <text:p text:style-name="P209"><text:span text:style-name="T210">12DirectoryPolILj31EE</text:span></text:p>
          </table:table-cell>
          <table:table-cell table:style-name="TableCell211">
            <text:p text:style-name="P212"><text:span text:style-name="T213">12DirectoryPolILj37EE</text:span></text:p>
          </table:table-cell>
          <table:table-cell table:style-name="TableCell214">
            <text:p text:style-name="P215"><text:span text:style-name="T216">12DirectoryStl</text:span></text:p>
          </table:table-cell>
          <table:table-cell table:style-name="TableCell217">
            <text:p text:style-name="P218"><text:span text:style-name="T219">15DirectorySha256</text:span></text:p>
          </table:table-cell>
          <table:table-cell table:style-name="TableCell220">
            <text:p text:style-name="P221"><text:span text:style-name="T222">13DirectoryCity</text:span></text:p>
          </table:table-cell>
        </table:table-row>
        <table:table-row table:style-name="TableRow223">
          <table:table-cell table:style-name="TableCell224">
            <text:p text:style-name="P225"><text:span text:style-name="T226">Insertion average time (ms)</text:span></text:p>
          </table:table-cell>
          <table:table-cell table:style-name="TableCell227">
            <text:p text:style-name="P228"><text:span text:style-name="T229">2.65781</text:span></text:p>
          </table:table-cell>
          <table:table-cell table:style-name="TableCell230">
            <text:p text:style-name="P231"><text:span text:style-name="T232">2.53247</text:span></text:p>
          </table:table-cell>
          <table:table-cell table:style-name="TableCell233">
            <text:p text:style-name="P234"><text:span text:style-name="T235">13.149</text:span></text:p>
          </table:table-cell>
          <table:table-cell table:style-name="TableCell236">
            <text:p text:style-name="P237"><text:span text:style-name="T238">2.00124</text:span></text:p>
          </table:table-cell>
          <table:table-cell table:style-name="TableCell239">
            <text:p text:style-name="P240">2.06314</text:p>
          </table:table-cell>
          <table:table-cell table:style-name="TableCell241">
            <text:p text:style-name="P242"><text:span text:style-name="T243">1.89149</text:span></text:p>
          </table:table-cell>
          <table:table-cell table:style-name="TableCell244">
            <text:p text:style-name="P245"><text:span text:style-name="T246">3.</text:span><text:span text:style-name="T247">71039</text:span></text:p>
          </table:table-cell>
          <table:table-cell table:style-name="TableCell248">
            <text:p text:style-name="P249"><text:span text:style-name="T250">1.</text:span><text:span text:style-name="T251">94445</text:span></text:p>
          </table:table-cell>
        </table:table-row>
        <table:table-row table:style-name="TableRow252">
          <table:table-cell table:style-name="TableCell253">
            <text:p text:style-name="P254"><text:span text:style-name="T255">Pourcentage of collisions</text:span></text:p>
          </table:table-cell>
          <table:table-cell table:style-name="TableCell256">
            <text:p text:style-name="P257"><text:span text:style-name="T258">12.214 %</text:span></text:p>
          </table:table-cell>
          <table:table-cell table:style-name="TableCell259">
            <text:p text:style-name="P260"><text:span text:style-name="T261">12.3377 %</text:span></text:p>
          </table:table-cell>
          <table:table-cell table:style-name="TableCell262">
            <text:p text:style-name="P263"><text:span text:style-name="T264">96.9941 %</text:span></text:p>
          </table:table-cell>
          <table:table-cell table:style-name="TableCell265">
            <text:p text:style-name="P266"><text:span text:style-name="T267">12.2505 %</text:span></text:p>
          </table:table-cell>
          <table:table-cell table:style-name="TableCell268">
            <text:p text:style-name="P269"><text:span text:style-name="T270">12.2898 %</text:span></text:p>
          </table:table-cell>
          <table:table-cell table:style-name="TableCell271">
            <text:p text:style-name="P272"><text:span text:style-name="T273">12.3173</text:span><text:span text:style-name="T274"><text:s/>%</text:span></text:p>
          </table:table-cell>
          <table:table-cell table:style-name="TableCell275">
            <text:p text:style-name="P276"><text:span text:style-name="T277">12.2847</text:span><text:span text:style-name="T278"><text:s/>%</text:span></text:p>
          </table:table-cell>
          <table:table-cell table:style-name="TableCell279">
            <text:p text:style-name="P280"><text:span text:style-name="T281">12.3192</text:span><text:span text:style-name="T282"><text:s/>%</text:span></text:p>
          </table:table-cell>
        </table:table-row>
        <table:table-row table:style-name="TableRow283">
          <table:table-cell table:style-name="TableCell284">
            <text:p text:style-name="P285"><text:span text:style-name="T286">Pourcentage of empty buckets</text:span></text:p>
          </table:table-cell>
          <table:table-cell table:style-name="TableCell287">
            <text:p text:style-name="P288"><text:span text:style-name="T289">76.4099%</text:span></text:p>
          </table:table-cell>
          <table:table-cell table:style-name="TableCell290">
            <text:p text:style-name="P291"><text:span text:style-name="T292">76.4431%</text:span></text:p>
          </table:table-cell>
          <table:table-cell table:style-name="TableCell293">
            <text:p text:style-name="P294"><text:span text:style-name="T295">99.1922%</text:span></text:p>
          </table:table-cell>
          <table:table-cell table:style-name="TableCell296">
            <text:p text:style-name="P297"><text:span text:style-name="T298">76.4197%</text:span></text:p>
          </table:table-cell>
          <table:table-cell table:style-name="TableCell299">
            <text:p text:style-name="P300"><text:span text:style-name="T301">76.4302%</text:span></text:p>
          </table:table-cell>
          <table:table-cell table:style-name="TableCell302">
            <text:p text:style-name="P303"><text:span text:style-name="T304">76.4376</text:span><text:span text:style-name="T305">%</text:span></text:p>
          </table:table-cell>
          <table:table-cell table:style-name="TableCell306">
            <text:p text:style-name="P307"><text:span text:style-name="T308">76.4289</text:span><text:span text:style-name="T309">%</text:span></text:p>
          </table:table-cell>
          <table:table-cell table:style-name="TableCell310">
            <text:p text:style-name="P311"><text:span text:style-name="T312">76.4381</text:span><text:span text:style-name="T313">%</text:span></text:p>
          </table:table-cell>
        </table:table-row>
        <table:table-row table:style-name="TableRow314">
          <table:table-cell table:style-name="TableCell315">
            <text:p text:style-name="P316"><text:span text:style-name="T317">Largest bucket</text:span></text:p>
          </table:table-cell>
          <table:table-cell table:style-name="TableCell318">
            <text:p text:style-name="P319"><text:span text:style-name="T320">5</text:span></text:p>
          </table:table-cell>
          <table:table-cell table:style-name="TableCell321">
            <text:p text:style-name="P322"><text:span text:style-name="T323">5</text:span></text:p>
          </table:table-cell>
          <table:table-cell table:style-name="TableCell324">
            <text:p text:style-name="P325"><text:span text:style-name="T326">100</text:span></text:p>
          </table:table-cell>
          <table:table-cell table:style-name="TableCell327">
            <text:p text:style-name="P328"><text:span text:style-name="T329">6</text:span></text:p>
          </table:table-cell>
          <table:table-cell table:style-name="TableCell330">
            <text:p text:style-name="P331"><text:span text:style-name="T332">7</text:span></text:p>
          </table:table-cell>
          <table:table-cell table:style-name="TableCell333">
            <text:p text:style-name="P334"><text:span text:style-name="T335">5</text:span></text:p>
          </table:table-cell>
          <table:table-cell table:style-name="TableCell336">
            <text:p text:style-name="P337"><text:span text:style-name="T338">6</text:span></text:p>
          </table:table-cell>
          <table:table-cell table:style-name="TableCell339">
            <text:p text:style-name="P340"><text:span text:style-name="T341">6</text:span></text:p>
          </table:table-cell>
        </table:table-row>
        <table:table-row table:style-name="TableRow342">
          <table:table-cell table:style-name="TableCell343">
            <text:p text:style-name="P344"><text:span text:style-name="T345">Search average time (ms)</text:span></text:p>
          </table:table-cell>
          <table:table-cell table:style-name="TableCell346">
            <text:p text:style-name="P347"><text:span text:style-name="T348">1.55085</text:span></text:p>
          </table:table-cell>
          <table:table-cell table:style-name="TableCell349">
            <text:p text:style-name="P350"><text:span text:style-name="T351">1.71903</text:span></text:p>
          </table:table-cell>
          <table:table-cell table:style-name="TableCell352">
            <text:p text:style-name="P353"><text:span text:style-name="T354">9.77163</text:span></text:p>
          </table:table-cell>
          <table:table-cell table:style-name="TableCell355">
            <text:p text:style-name="P356"><text:span text:style-name="T357">1.01772</text:span></text:p>
          </table:table-cell>
          <table:table-cell table:style-name="TableCell358">
            <text:p text:style-name="P359"><text:span text:style-name="T360">0.94357</text:span></text:p>
          </table:table-cell>
          <table:table-cell table:style-name="TableCell361">
            <text:p text:style-name="P362"><text:span text:style-name="T363">0.790896</text:span></text:p>
          </table:table-cell>
          <table:table-cell table:style-name="TableCell364">
            <text:p text:style-name="P365"><text:span text:style-name="T366">2.</text:span><text:span text:style-name="T367">56438</text:span></text:p>
          </table:table-cell>
          <table:table-cell table:style-name="TableCell368">
            <text:p text:style-name="P369"><text:span text:style-name="T370">0.</text:span><text:span text:style-name="T371">94405</text:span></text:p>
          </table:table-cell>
        </table:table-row>
      </table:table>
      <text:p text:style-name="Normal"/>
      <text:p text:style-name="P372"><text:span text:style-name="T373">Avantage :</text:span></text:p>
      <text:p text:style-name="P374"><text:span text:style-name="T375">Inconvénient :</text:span></text:p>
      <text:p text:style-name="P376"><text:span text:style-name="T377">Point de vue (plus/moins adaptées à ce jeu de donnée) :<text:s/></text:span></text:p>
      <text:p text:style-name="P378"/>
      <text:p text:style-name="P379"/>
      <text:p text:style-name="P380">Questions</text:p>
      <text:p text:style-name="P381"><text:span text:style-name="T382">1. Quelle est la valeur par défaut du<text:s/></text:span><text:span text:style-name="T383">max_load_factor<text:s/></text:span><text:span text:style-name="T384">pour l’implémentation de l’</text:span><text:span text:style-name="T385">unordered_map<text:s/></text:span><text:span text:style-name="T386">fournie par la<text:s/></text:span><text:span text:style-name="T387">STL<text:s/></text:span><text:span text:style-name="T388">?<text:s/></text:span><text:span text:style-name="T389">« </text:span><text:span text:style-name="T390">By default, </text:span><text:a xlink:href="http://www.cplusplus.com/unordered_map" office:target-frame-name="_top" xlink:show="replace"><text:span text:style-name="T391">unordered_map</text:span></text:a><text:span text:style-name="T392"> containers have a </text:span><text:span text:style-name="T393">max_load_factor</text:span><text:span text:style-name="T394"> of </text:span><text:span text:style-name="T395">1.0</text:span><text:span text:style-name="T396">. »</text:span><text:span text:style-name="T397"><text:s/></text:span></text:p>
      <text:p text:style-name="P398"/>
      <text:p text:style-name="P399">2. Comment est-ce que les collisions sont gérées dans cette implémentation ?</text:p>
      <text:p text:style-name="P400"/>
      <text:p text:style-name="Normal"><text:span text:style-name="T401">3. Quelle est la valeur conseillée pour ce type de résolution des c</text:span><text:span text:style-name="T402">ollisions ?</text:span></text:p>
      <text:p text:style-name="P403"/>
      <text:h text:style-name="P404" text:outline-level="2">Partie 2</text:h>
      <text:p text:style-name="P405"/>
      <text:p text:style-name="P406">En ayant supprimé le numéro AVS, le nombre de collision monte très vite car on se rend compte que beaucoup de personnes possèdent le même nom. Dès lors, nous avons décidés de prendre en compte tous les attributs (nom, prénom, date,<text:s/>genre) afin de limiter le nombre de collision en créant des « identifiants » le plus unique possible.</text:p>
      <text:p text:style-name="P407">Les performances des fonctions de hachage dépendent notamment de notre OS (implémentation de la STL différente) ainsi que de notre version de g++.</text:p>
      <text:p text:style-name="P408"/>
      <text:p text:style-name="P409">A check : impact de Gender et birthday</text:p>
      <text:h text:style-name="P410" text:outline-level="2">Conclusion</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06T14:30:00Z</meta:creation-date>
    <dc:date>2019-12-13T15:36:00Z</dc:date>
    <meta:template xlink:href="Normal.dotm" xlink:type="simple"/>
    <meta:editing-cycles>21</meta:editing-cycles>
    <meta:editing-duration>PT5760S</meta:editing-duration>
    <meta:document-statistic meta:page-count="1" meta:paragraph-count="5" meta:word-count="400" meta:character-count="2595" meta:row-count="18" meta:non-whitespace-character-count="2200"/>
  </office:meta>
</office:document-meta>
</file>